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breadboard keyboard suppli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For tutoria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in quantity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 office:value-type="string" calcext:value-type="string">
            <text:p>parts for tutorials 1 to 3 (these parts are also used in successive tutorials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eensy LC with Pins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TEENSYLC_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teensylc_pins.html" xlink:type="simple">http://www.pjrc.com/store/teensylc_pins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B Cable with 5-Pin Micro-B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cable_usb_micro_b.html" xlink:type="simple">http://www.pjrc.com/store/cable_usb_micro_b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N4148 diode, through the hole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1N4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fairchild-semiconductor/1N4148TA/1N4148TACT-ND/1532747" xlink:type="simple">http://www.digikey.com/product-detail/en/fairchild-semiconductor/1N4148TA/1N4148TACT-ND/1532747</text:a></text:p>
          </table:table-cell>
          <table:table-cell office:value-type="string" calcext:value-type="string">
            <text:p>one per switch, the breadboard keyboard can hold up to 24 switches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59FF160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TL59FF160Q/EG4566CT-ND/1767496" xlink:type="simple">http://www.digikey.com/product-detail/en/TL59FF160Q/EG4566CT-ND/1767496</text:a></text:p>
          </table:table-cell>
          <table:table-cell office:value-type="string" calcext:value-type="string">
            <text:p>Off-Mom tactile switch with long leads (short leads pop out of breadboard)</text:p>
          </table:table-cell>
        </table:table-row>
        <table:table-row table:style-name="ro2">
          <table:table-cell/>
          <table:table-cell office:value-type="string" calcext:value-type="string">
            <text:p>830 point breadbo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jumper wires, male-mal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WARNING: I bought 65 pieces assorted jumper wires on eBay and two of them where dead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And two of the jumpers had a thin layer of clear glue on the pin that prevented good contact; fixed by scraping glue off with finger nail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Check continuity of each jumper before putting them in your ki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When your done with the breadboard, the Teensy LC can be reused on a PCB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tutorial_4b_split_keyboard_with_shift_regist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74HC165 shift register</text:p>
          </table:table-cell>
          <table:table-cell office:value-type="string" calcext:value-type="string">
            <text:p>Texas-Instruments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product-detail/en/texas-instruments/SN74HC165N/296-8251-5-ND/376966</text:p>
          </table:table-cell>
          <table:table-cell office:value-type="string" calcext:value-type="string">
            <text:p>shift register for split keyboard</text:p>
          </table:table-cell>
        </table:table-row>
        <table:table-row table:style-name="ro2">
          <table:table-cell/>
          <table:table-cell office:value-type="string" calcext:value-type="string">
            <text:p>0.1u capacitor, through the ho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vishay-bc-components/K104K15X7RF5TH5/BC1101CT-ND/286723</text:p>
          </table:table-cell>
          <table:table-cell office:value-type="string" calcext:value-type="string">
            <text:p>decoupling capacitor</text:p>
          </table:table-cell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digikey.com/product-detail/en/stackpole-electronics-inc/CF14JT10K0/CF14JT10K0CT-ND/1830374</text:p>
          </table:table-cell>
          <table:table-cell office:value-type="string" calcext:value-type="string">
            <text:p>one pull-up resistor per connected input pin.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mper wires, male-mal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tional: insulated solid 24 ga wire and a wire stripper</text:p>
          </table:table-cell>
          <table:table-cell table:number-columns-repeated="3"/>
          <table:table-cell office:value-type="string" calcext:value-type="string">
            <text:p>Available on eBay and RadioShack</text:p>
          </table:table-cell>
          <table:table-cell office:value-type="string" calcext:value-type="string">
            <text:p>get this if you want to chain shift registers with wires flat on breadboard as seen in the pictures</text:p>
          </table:table-cell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tutorial_5_LED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R8C7/365-1203-ND/827139" xlink:type="simple">http://www.digikey.com/product-detail/en/OVLLR8C7/365-1203-ND/827139</text:a></text:p>
          </table:table-cell>
          <table:table-cell office:value-type="string" calcext:value-type="string">
            <text:p>choice of LED colors, the tutorial uses 4 LEDs</text:p>
          </table:table-cell>
        </table:table-row>
        <table:table-row table:style-name="ro2">
          <table:table-cell/>
          <table:table-cell office:value-type="string" calcext:value-type="string">
            <text:p>3mm yellow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Y8C7/365-1204-ND/827140" xlink:type="simple">http://www.digikey.com/product-detail/en/OVLLY8C7/365-1204-ND/827140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green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G8C7/365-1202-ND/827138" xlink:type="simple">http://www.digikey.com/product-detail/en/OVLLG8C7/365-1202-ND/827138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blue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B8C7/365-1201-ND/827137" xlink:type="simple">http://www.digikey.com/product-detail/en/OVLLB8C7/365-1201-ND/827137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Broadcom Limited / Avago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broadcom-limited/HLMP-K150/516-1311-ND/637575" xlink:type="simple">https://www.digikey.com/product-detail/en/broadcom-limited/HLMP-K150/516-1311-ND/637575</text:a></text:p>
          </table:table-cell>
          <table:table-cell office:value-type="string" calcext:value-type="string">
            <text:p>low-voltage LED for MCP23S17 I/O expander on Teensy LC (not needed if you don't plan on putting LED on I/O expander)</text:p>
          </table:table-cell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current-limiting resistor per LED</text:p>
          </table:table-cell>
        </table:table-row>
        <table:table-row table:style-name="ro2">
          <table:table-cell/>
          <table:table-cell office:value-type="string" calcext:value-type="string">
            <text:p>270 Ohm resistor, through the hole</text:p>
          </table:table-cell>
          <table:table-cell/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yageo/MFP-25BRD52-150R/150ADCT-ND/2059117" xlink:type="simple">http://www.digikey.com/product-detail/en/yageo/MFP-25BRD52-150R/150ADCT-ND/2059117</text:a></text:p>
          </table:table-cell>
          <table:table-cell office:value-type="string" calcext:value-type="string">
            <text:p>to see how bright LED can get</text:p>
          </table:table-cell>
        </table:table-row>
        <table:table-row table:style-name="ro2">
          <table:table-cell table:number-columns-repeated="3"/>
          <table:table-cell table:style-name="ce4"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additional parts for tutorial_6_active_high</text:p>
          </table:table-cell>
          <table:table-cell table:number-columns-repeated="2"/>
          <table:table-cell table:style-name="ce4"/>
          <table:table-cell table:style-name="ce5"/>
          <table:table-cell table:number-columns-repeated="2"/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/>
          <table:table-cell table:style-name="ce4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a xlink:href="https://www.digikey.com/product-detail/en/stackpole-electronics-inc/CF14JT10K0/CF14JT10K0CT-ND/1830374" xlink:type="simple">https://www.digikey.com/product-detail/en/stackpole-electronics-inc/CF14JT10K0/CF14JT10K0CT-ND/1830374</text:a></text:p>
          </table:table-cell>
          <table:table-cell office:value-type="string" calcext:value-type="string">
            <text:p>one pull-down resistor per read pi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10:35:38.831060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3:11:22.173536096</meta:creation-date>
    <dc:date>2016-09-22T15:06:08.733486407</dc:date>
    <meta:editing-duration>PT11H11M25S</meta:editing-duration>
    <meta:editing-cycles>64</meta:editing-cycles>
    <meta:generator>LibreOffice/5.1.5.2$Linux_X86_64 LibreOffice_project/10$Build-2</meta:generator>
    <meta:document-statistic meta:table-count="1" meta:cell-count="96" meta:object-count="0"/>
  </office:meta>
</office:document-meta>
</file>